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text-properties officeooo:rsid="00098190" officeooo:paragraph-rsid="00098190"/>
    </style:style>
    <style:style style:name="P2" style:family="paragraph" style:parent-style-name="Text_20_body">
      <style:text-properties fo:font-weight="bold" officeooo:rsid="000c09bf" officeooo:paragraph-rsid="000c09bf" style:font-weight-asian="bold" style:font-weight-complex="bold"/>
    </style:style>
    <style:style style:name="P3" style:family="paragraph" style:parent-style-name="Text_20_body">
      <style:text-properties officeooo:paragraph-rsid="00098190"/>
    </style:style>
    <style:style style:name="P4" style:family="paragraph" style:parent-style-name="Text_20_body">
      <style:text-properties officeooo:rsid="000af5ff" officeooo:paragraph-rsid="000af5ff"/>
    </style:style>
    <style:style style:name="P5" style:family="paragraph" style:parent-style-name="Text_20_body">
      <style:text-properties officeooo:rsid="000af5ff" officeooo:paragraph-rsid="000c09bf"/>
    </style:style>
    <style:style style:name="P6" style:family="paragraph" style:parent-style-name="Text_20_body">
      <style:text-properties officeooo:paragraph-rsid="000c8a3e"/>
    </style:style>
    <style:style style:name="P7" style:family="paragraph" style:parent-style-name="Text_20_body">
      <style:text-properties fo:font-weight="normal" officeooo:rsid="000c09bf" officeooo:paragraph-rsid="000af5ff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98190" style:font-weight-asian="bold" style:font-weight-complex="bold"/>
    </style:style>
    <style:style style:name="T3" style:family="text">
      <style:text-properties fo:font-weight="bold" officeooo:rsid="000c09bf" style:font-weight-asian="bold" style:font-weight-complex="bold"/>
    </style:style>
    <style:style style:name="T4" style:family="text">
      <style:text-properties fo:font-weight="bold" officeooo:rsid="000c8a3e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98190" style:font-weight-asian="normal" style:font-weight-complex="normal"/>
    </style:style>
    <style:style style:name="T7" style:family="text">
      <style:text-properties fo:font-weight="normal" officeooo:rsid="000af5ff" style:font-weight-asian="normal" style:font-weight-complex="normal"/>
    </style:style>
    <style:style style:name="T8" style:family="text">
      <style:text-properties fo:font-weight="normal" officeooo:rsid="000c09bf" style:font-weight-asian="normal" style:font-weight-complex="normal"/>
    </style:style>
    <style:style style:name="T9" style:family="text">
      <style:text-properties fo:font-weight="normal" officeooo:rsid="000c8a3e" style:font-weight-asian="normal" style:font-weight-complex="normal"/>
    </style:style>
    <style:style style:name="T10" style:family="text">
      <style:text-properties fo:font-weight="normal" officeooo:rsid="000e14db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rchitectual Diagram Modules</text:p>
      <text:p text:style-name="Text_20_body"/>
      <text:p text:style-name="P1"><text:span text:style-name="T1">User Interaction</text:span> – The module provides the User Interface functionality</text:p>
      <text:p text:style-name="P1"><text:span text:style-name="T1">Search handler </text:span>– The module provides the functionality to search through the transcribed documents. Transforms the user search query and filters to HTTP request which send to the external system <text:span text:style-name="T1">Elasticsearch</text:span></text:p>
      <text:p text:style-name="P3"><text:span text:style-name="T2">View – </text:span><text:span text:style-name="T6">The module provides the </text:span><text:span text:style-name="T7">functionality to display the search result and to view selected document.</text:span></text:p>
      <text:p text:style-name="P4"><text:span text:style-name="T1">Login</text:span><text:span text:style-name="T5"> – The module handles the User Authentication functionality</text:span></text:p>
      <text:p text:style-name="P4"><text:span text:style-name="T1">Admin Panel</text:span><text:span text:style-name="T5"> – The module provides the information for the internal structure of the system</text:span><text:span text:style-name="T8"> </text:span><text:span text:style-name="T5">with </text:span><text:span text:style-name="T8">links to the modules “</text:span><text:span text:style-name="T3">Upload/Edit Documents</text:span><text:span text:style-name="T8">” and “</text:span><text:span text:style-name="T3">Account Management</text:span><text:span text:style-name="T8">”</text:span></text:p>
      <text:p text:style-name="P7"/>
      <text:p text:style-name="P5"><text:span text:style-name="T3">Account Management –</text:span><text:span text:style-name="T8"> The module provides the functionality to register new administrative account and modify the privileges of an existing one.</text:span></text:p>
      <text:p text:style-name="P5"><text:span text:style-name="T3">Upload/Edit Documents –</text:span><text:span text:style-name="T8"> The module provides the functionality to add new document to the system and modify an existing one, </text:span><text:span text:style-name="T10">and the functionality to generate a SHA-sum of the document.</text:span></text:p>
      <text:p text:style-name="P2">Compose handler – <text:span text:style-name="T5">The module handles HTTP response from the elastic search and transform it to list of documents with the corresponding transcribed content and image (scanned version of the document)</text:span></text:p>
      <text:p text:style-name="P2">XML to JSON<text:span text:style-name="T5"> – The module transforms the TEI XML structure of the transcribed document to similar JSON structure which is then parsed to the external system </text:span>Elasticsearch</text:p>
      <text:p text:style-name="P2">Download docs <text:span text:style-name="T5">– The module provides the functionality to download the content of document.</text:span></text:p>
      <text:p text:style-name="P6"><text:span text:style-name="T4">Clarin API –</text:span><text:span text:style-name="T9"> The module provides and API for the </text:span><text:span text:style-name="T5">CLARIN software project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3T08:37:30.876506760</meta:creation-date>
    <dc:date>2016-10-23T13:59:06.978598334</dc:date>
    <meta:editing-duration>PT9M19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12" meta:word-count="221" meta:character-count="1498" meta:non-whitespace-character-count="1278"/>
  </office:meta>
</office:document-meta>
</file>